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0.104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0.353cm"/>
      <style:paragraph-properties style:writing-mode="lr-tb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standard">
      <style:graphic-properties svg:stroke-color="#000000" draw:fill="none" draw:textarea-horizontal-align="justify" draw:textarea-vertical-align="middle" draw:auto-grow-height="false" fo:min-height="0.034cm" fo:min-width="0cm"/>
    </style:style>
    <style:style style:name="gr5" style:family="graphic" style:parent-style-name="standard">
      <style:graphic-properties svg:stroke-color="#000000" draw:fill="none" draw:textarea-horizontal-align="justify" draw:textarea-vertical-align="middle" draw:auto-grow-height="false" fo:min-height="1.75cm" fo:min-width="0cm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0.353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022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56cm" fo:min-width="8.672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312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5cm" fo:min-width="1.17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0.705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56cm" fo:min-width="3.486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9.049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margin-top="0cm" fo:margin-bottom="0cm" fo:line-height="100%" fo:text-indent="0cm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0.5cm" svg:height="0.5cm" svg:x="8.501cm" svg:y="23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5cm" svg:height="0.5cm" svg:x="8.469cm" svg:y="24.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5cm" svg:height="0.5cm" svg:x="9.802cm" svg:y="23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5cm" svg:height="0.5cm" svg:x="9.77cm" svg:y="24.3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" draw:id="id6" draw:layer="layout" svg:width="0.5cm" svg:height="0.5cm" svg:x="11.102cm" svg:y="23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5cm" svg:height="0.5cm" svg:x="11.07cm" svg:y="24.3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5cm" svg:height="0.5cm" svg:x="12.403cm" svg:y="23.3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" draw:id="id2" draw:layer="layout" svg:width="0.5cm" svg:height="0.5cm" svg:x="12.371cm" svg:y="24.3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5cm" svg:height="0.5cm" svg:x="13.703cm" svg:y="23.3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5cm" svg:height="0.5cm" svg:x="13.671cm" svg:y="24.3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" draw:id="id1" draw:layer="layout" svg:width="0.5cm" svg:height="0.5cm" svg:x="15.004cm" svg:y="23.3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5cm" svg:height="0.5cm" svg:x="14.972cm" svg:y="24.3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0.853cm" svg:height="1.673cm" svg:x="15.6cm" svg:y="23.2cm">
          <draw:text-box>
            <text:p>1</text:p>
            <text:p>2</text:p>
          </draw:text-box>
        </draw:frame>
        <draw:connector draw:style-name="gr3" draw:text-style-name="P3" draw:layer="layout" svg:x1="15.254cm" svg:y1="23.304cm" svg:x2="15.213cm" svg:y2="18.653cm" draw:start-shape="id1" draw:start-glue-point="4" svg:d="M15254 23304v-2576h-41v-2075" svg:viewBox="0 0 42 4652">
          <text:p/>
        </draw:connector>
        <draw:custom-shape draw:style-name="gr4" draw:text-style-name="P1" xml:id="id5" draw:id="id5" draw:layer="layout" svg:width="1cm" svg:height="0.8cm" svg:x="8.3cm" svg:y="17.3cm">
          <text:p/>
          <draw:enhanced-geometry svg:viewBox="0 0 21600 21600" draw:glue-points="10800 0 0 10800 10800 21600 21600 10800" draw:text-areas="?f52 ?f52 ?f53 ?f53" draw:type="sun" draw:modifiers="5400" draw:enhanced-path="M 0 10800 L ?f4 ?f8 ?f4 ?f9 Z N M ?f10 ?f11 L ?f12 ?f13 ?f14 ?f15 Z N M ?f16 ?f17 L ?f18 ?f19 ?f20 ?f21 Z N M ?f22 ?f23 L ?f24 ?f25 ?f26 ?f27 Z N M ?f28 ?f29 L ?f30 ?f31 ?f32 ?f33 Z N M ?f34 ?f35 L ?f36 ?f37 ?f38 ?f39 Z N M ?f40 ?f41 L ?f42 ?f43 ?f44 ?f45 Z N M ?f46 ?f47 L ?f48 ?f49 ?f50 ?f51 Z N U 10800 10800 ?f54 ?f54 0 360 Z N">
            <draw:equation draw:name="f0" draw:formula="$0 "/>
            <draw:equation draw:name="f1" draw:formula="21600-$0 "/>
            <draw:equation draw:name="f2" draw:formula="$0 -2700"/>
            <draw:equation draw:name="f3" draw:formula="?f2 *5080/7425"/>
            <draw:equation draw:name="f4" draw:formula="?f3 +2540"/>
            <draw:equation draw:name="f5" draw:formula="10125-$0 "/>
            <draw:equation draw:name="f6" draw:formula="?f5 *2120/7425"/>
            <draw:equation draw:name="f7" draw:formula="?f6 +210"/>
            <draw:equation draw:name="f8" draw:formula="10800+?f7 "/>
            <draw:equation draw:name="f9" draw:formula="10800-?f7 "/>
            <draw:equation draw:name="f10" draw:formula="(cos(45*(pi/180))*(0-10800)+sin(45*(pi/180))*(10800-10800))+10800"/>
            <draw:equation draw:name="f11" draw:formula="-(sin(45*(pi/180))*(0-10800)-cos(45*(pi/180))*(10800-10800))+10800"/>
            <draw:equation draw:name="f12" draw:formula="(cos(45*(pi/180))*(?f4 -10800)+sin(45*(pi/180))*(?f8 -10800))+10800"/>
            <draw:equation draw:name="f13" draw:formula="-(sin(45*(pi/180))*(?f4 -10800)-cos(45*(pi/180))*(?f8 -10800))+10800"/>
            <draw:equation draw:name="f14" draw:formula="(cos(45*(pi/180))*(?f4 -10800)+sin(45*(pi/180))*(?f9 -10800))+10800"/>
            <draw:equation draw:name="f15" draw:formula="-(sin(45*(pi/180))*(?f4 -10800)-cos(45*(pi/180))*(?f9 -10800))+10800"/>
            <draw:equation draw:name="f16" draw:formula="(cos(90*(pi/180))*(0-10800)+sin(90*(pi/180))*(10800-10800))+10800"/>
            <draw:equation draw:name="f17" draw:formula="-(sin(90*(pi/180))*(0-10800)-cos(90*(pi/180))*(10800-10800))+10800"/>
            <draw:equation draw:name="f18" draw:formula="(cos(90*(pi/180))*(?f4 -10800)+sin(90*(pi/180))*(?f8 -10800))+10800"/>
            <draw:equation draw:name="f19" draw:formula="-(sin(90*(pi/180))*(?f4 -10800)-cos(90*(pi/180))*(?f8 -10800))+10800"/>
            <draw:equation draw:name="f20" draw:formula="(cos(90*(pi/180))*(?f4 -10800)+sin(90*(pi/180))*(?f9 -10800))+10800"/>
            <draw:equation draw:name="f21" draw:formula="-(sin(90*(pi/180))*(?f4 -10800)-cos(90*(pi/180))*(?f9 -10800))+10800"/>
            <draw:equation draw:name="f22" draw:formula="(cos(135*(pi/180))*(0-10800)+sin(135*(pi/180))*(10800-10800))+10800"/>
            <draw:equation draw:name="f23" draw:formula="-(sin(135*(pi/180))*(0-10800)-cos(135*(pi/180))*(10800-10800))+10800"/>
            <draw:equation draw:name="f24" draw:formula="(cos(135*(pi/180))*(?f4 -10800)+sin(135*(pi/180))*(?f8 -10800))+10800"/>
            <draw:equation draw:name="f25" draw:formula="-(sin(135*(pi/180))*(?f4 -10800)-cos(135*(pi/180))*(?f8 -10800))+10800"/>
            <draw:equation draw:name="f26" draw:formula="(cos(135*(pi/180))*(?f4 -10800)+sin(135*(pi/180))*(?f9 -10800))+10800"/>
            <draw:equation draw:name="f27" draw:formula="-(sin(135*(pi/180))*(?f4 -10800)-cos(135*(pi/180))*(?f9 -10800))+10800"/>
            <draw:equation draw:name="f28" draw:formula="(cos(180*(pi/180))*(0-10800)+sin(180*(pi/180))*(10800-10800))+10800"/>
            <draw:equation draw:name="f29" draw:formula="-(sin(180*(pi/180))*(0-10800)-cos(180*(pi/180))*(10800-10800))+10800"/>
            <draw:equation draw:name="f30" draw:formula="(cos(180*(pi/180))*(?f4 -10800)+sin(180*(pi/180))*(?f8 -10800))+10800"/>
            <draw:equation draw:name="f31" draw:formula="-(sin(180*(pi/180))*(?f4 -10800)-cos(180*(pi/180))*(?f8 -10800))+10800"/>
            <draw:equation draw:name="f32" draw:formula="(cos(180*(pi/180))*(?f4 -10800)+sin(180*(pi/180))*(?f9 -10800))+10800"/>
            <draw:equation draw:name="f33" draw:formula="-(sin(180*(pi/180))*(?f4 -10800)-cos(180*(pi/180))*(?f9 -10800))+10800"/>
            <draw:equation draw:name="f34" draw:formula="(cos(225*(pi/180))*(0-10800)+sin(225*(pi/180))*(10800-10800))+10800"/>
            <draw:equation draw:name="f35" draw:formula="-(sin(225*(pi/180))*(0-10800)-cos(225*(pi/180))*(10800-10800))+10800"/>
            <draw:equation draw:name="f36" draw:formula="(cos(225*(pi/180))*(?f4 -10800)+sin(225*(pi/180))*(?f8 -10800))+10800"/>
            <draw:equation draw:name="f37" draw:formula="-(sin(225*(pi/180))*(?f4 -10800)-cos(225*(pi/180))*(?f8 -10800))+10800"/>
            <draw:equation draw:name="f38" draw:formula="(cos(225*(pi/180))*(?f4 -10800)+sin(225*(pi/180))*(?f9 -10800))+10800"/>
            <draw:equation draw:name="f39" draw:formula="-(sin(225*(pi/180))*(?f4 -10800)-cos(225*(pi/180))*(?f9 -10800))+10800"/>
            <draw:equation draw:name="f40" draw:formula="(cos(270*(pi/180))*(0-10800)+sin(270*(pi/180))*(10800-10800))+10800"/>
            <draw:equation draw:name="f41" draw:formula="-(sin(270*(pi/180))*(0-10800)-cos(270*(pi/180))*(10800-10800))+10800"/>
            <draw:equation draw:name="f42" draw:formula="(cos(270*(pi/180))*(?f4 -10800)+sin(270*(pi/180))*(?f8 -10800))+10800"/>
            <draw:equation draw:name="f43" draw:formula="-(sin(270*(pi/180))*(?f4 -10800)-cos(270*(pi/180))*(?f8 -10800))+10800"/>
            <draw:equation draw:name="f44" draw:formula="(cos(270*(pi/180))*(?f4 -10800)+sin(270*(pi/180))*(?f9 -10800))+10800"/>
            <draw:equation draw:name="f45" draw:formula="-(sin(270*(pi/180))*(?f4 -10800)-cos(270*(pi/180))*(?f9 -10800))+10800"/>
            <draw:equation draw:name="f46" draw:formula="(cos(315*(pi/180))*(0-10800)+sin(315*(pi/180))*(10800-10800))+10800"/>
            <draw:equation draw:name="f47" draw:formula="-(sin(315*(pi/180))*(0-10800)-cos(315*(pi/180))*(10800-10800))+10800"/>
            <draw:equation draw:name="f48" draw:formula="(cos(315*(pi/180))*(?f4 -10800)+sin(315*(pi/180))*(?f8 -10800))+10800"/>
            <draw:equation draw:name="f49" draw:formula="-(sin(315*(pi/180))*(?f4 -10800)-cos(315*(pi/180))*(?f8 -10800))+10800"/>
            <draw:equation draw:name="f50" draw:formula="(cos(315*(pi/180))*(?f4 -10800)+sin(315*(pi/180))*(?f9 -10800))+10800"/>
            <draw:equation draw:name="f51" draw:formula="-(sin(315*(pi/180))*(?f4 -10800)-cos(315*(pi/180))*(?f9 -10800))+10800"/>
            <draw:equation draw:name="f52" draw:formula="(cos(45*(pi/180))*($0 -10800)+sin(45*(pi/180))*(10800-10800))+10800"/>
            <draw:equation draw:name="f53" draw:formula="(cos(225*(pi/180))*($0 -10800)+sin(225*(pi/180))*(10800-10800))+10800"/>
            <draw:equation draw:name="f54" draw:formula="10800-$0 "/>
            <draw:handle draw:handle-position="$0 10800" draw:handle-range-x-minimum="2700" draw:handle-range-x-maximum="10125"/>
          </draw:enhanced-geometry>
        </draw:custom-shape>
        <draw:custom-shape draw:style-name="gr5" draw:text-style-name="P1" xml:id="id4" draw:id="id4" draw:layer="layout" svg:width="0.5cm" svg:height="2cm" svg:x="9.7cm" svg:y="19.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xml:id="id3" draw:id="id3" draw:layer="layout" svg:width="0.5cm" svg:height="2cm" svg:x="13.2cm" svg:y="19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svg:x1="12.871cm" svg:y1="24.582cm" svg:x2="13.45cm" svg:y2="21.2cm" draw:start-shape="id2" draw:start-glue-point="10" draw:end-shape="id3" draw:end-glue-point="2" svg:d="M12871 24582h579v-3382" svg:viewBox="0 0 580 3383">
          <text:p/>
        </draw:connector>
        <draw:connector draw:style-name="gr3" draw:text-style-name="P3" draw:layer="layout" svg:x1="9.95cm" svg:y1="21.2cm" svg:x2="13.46cm" svg:y2="21.795cm" draw:start-shape="id4" draw:start-glue-point="2" svg:d="M9950 21200v548h3510v47" svg:viewBox="0 0 3511 596">
          <text:p/>
        </draw:connector>
        <draw:connector draw:style-name="gr3" draw:text-style-name="P3" xml:id="id7" draw:id="id7" draw:layer="layout" svg:x1="13.45cm" svg:y1="19.2cm" svg:x2="14.254cm" svg:y2="18.686cm" draw:start-shape="id3" draw:start-glue-point="0" svg:d="M13450 19200v-507h804v-7" svg:viewBox="0 0 805 515">
          <text:p/>
        </draw:connector>
        <draw:line draw:style-name="gr6" draw:text-style-name="P1" draw:layer="layout" svg:x1="14.2cm" svg:y1="18.7cm" svg:x2="15.2cm" svg:y2="18.1cm">
          <text:p/>
        </draw:line>
        <draw:connector draw:style-name="gr3" draw:text-style-name="P3" draw:layer="layout" svg:x1="9.95cm" svg:y1="19.2cm" svg:x2="9.3cm" svg:y2="17.7cm" draw:start-shape="id4" draw:start-glue-point="0" draw:end-shape="id5" draw:end-glue-point="7" svg:d="M9950 19200v-1500h-650" svg:viewBox="0 0 651 1501">
          <text:p/>
        </draw:connector>
        <draw:connector draw:style-name="gr3" draw:text-style-name="P3" draw:layer="layout" draw:line-skew="0.515cm" svg:x1="11.352cm" svg:y1="23.302cm" svg:x2="13.852cm" svg:y2="18.693cm" draw:start-shape="id6" draw:start-glue-point="4" draw:end-shape="id7" draw:end-glue-point="0" svg:d="M11352 23302v-4602h2500v-7" svg:viewBox="0 0 2501 4610">
          <text:p/>
        </draw:connector>
        <draw:frame draw:style-name="gr7" draw:text-style-name="P2" draw:layer="layout" svg:width="0.853cm" svg:height="2.384cm" svg:x="10.103cm" svg:y="19.003cm">
          <draw:text-box>
            <text:p>3</text:p>
            <text:p>3</text:p>
            <text:p>0</text:p>
          </draw:text-box>
        </draw:frame>
        <draw:frame draw:style-name="gr8" draw:text-style-name="P2" draw:layer="layout" svg:width="1.522cm" svg:height="0.962cm" svg:x="13.7cm" svg:y="19.7cm">
          <draw:text-box>
            <text:p>10k</text:p>
          </draw:text-box>
        </draw:frame>
        <draw:frame draw:style-name="gr9" draw:text-style-name="P2" draw:layer="layout" svg:width="9.172cm" svg:height="4.517cm" svg:x="5.596cm" svg:y="12.842cm">
          <draw:text-box>
            <text:p>LED (low-current)</text:p>
            <text:p>forward Current: 25 mA </text:p>
            <text:p>reverse Voltage: 5 V </text:p>
            <text:p>operating Voltage max. 2.20 V </text:p>
            <text:p>normal current: 2 mA</text:p>
            <text:p text:style-name="P4">long pin = +</text:p>
          </draw:text-box>
        </draw:frame>
        <draw:frame draw:style-name="gr10" draw:text-style-name="P2" draw:layer="layout" svg:width="3.812cm" svg:height="0.962cm" svg:x="15.7cm" svg:y="17.446cm">
          <draw:text-box>
            <text:p>push button</text:p>
          </draw:text-box>
        </draw:frame>
        <draw:custom-shape draw:style-name="gr1" draw:text-style-name="P1" draw:layer="layout" svg:width="0.5cm" svg:height="0.5cm" svg:x="5.601cm" svg:y="23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5cm" svg:height="0.5cm" svg:x="5.569cm" svg:y="24.3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2" draw:layer="layout" svg:width="1.67cm" svg:height="1.3cm" svg:x="6.4cm" svg:y="22.9cm">
          <draw:text-box>
            <text:p>…...</text:p>
          </draw:text-box>
        </draw:frame>
        <draw:frame draw:style-name="gr11" draw:text-style-name="P2" draw:layer="layout" svg:width="1.67cm" svg:height="1.3cm" svg:x="6.4cm" svg:y="23.9cm">
          <draw:text-box>
            <text:p>…...</text:p>
          </draw:text-box>
        </draw:frame>
        <draw:connector draw:style-name="gr3" draw:text-style-name="P3" draw:layer="layout" svg:x1="8.755cm" svg:y1="23.305cm" svg:x2="8.8cm" svg:y2="18.1cm" draw:end-shape="id5" draw:end-glue-point="6" svg:d="M8755 23305v-2351h45v-2854" svg:viewBox="0 0 46 5206">
          <text:p/>
        </draw:connector>
        <draw:frame draw:style-name="gr12" draw:text-style-name="P2" draw:layer="layout" svg:width="1.205cm" svg:height="1.673cm" svg:x="4.301cm" svg:y="23.201cm">
          <draw:text-box>
            <text:p>39</text:p>
            <text:p>40</text:p>
          </draw:text-box>
        </draw:frame>
        <draw:frame draw:style-name="gr13" draw:text-style-name="P2" draw:layer="layout" svg:width="3.986cm" svg:height="3.806cm" svg:x="16.361cm" svg:y="19.696cm">
          <draw:text-box>
            <text:p><text:s/>1: 3.3 V </text:p>
            <text:p><text:s/>6: Ground</text:p>
            <text:p><text:s/>7: GPIO 4</text:p>
            <text:p>11: GPIO 17</text:p>
            <text:p/>
          </draw:text-box>
        </draw:frame>
        <draw:frame draw:style-name="gr14" draw:text-style-name="P2" draw:layer="layout" svg:width="9.549cm" svg:height="2.384cm" svg:x="5.523cm" svg:y="8.6cm">
          <draw:text-box>
            <text:p>hcxdumptool <text:s/>/ hcxpioff options: </text:p>
            <text:p>--gpio_button=4</text:p>
            <text:p>--gpio_statusled=17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6-11-30T11:13:18.093535458</meta:creation-date>
    <dc:date>2021-09-05T10:35:58.949929081</dc:date>
    <meta:editing-duration>PT32M5S</meta:editing-duration>
    <meta:editing-cycles>5</meta:editing-cycles>
    <meta:generator>LibreOffice/7.2.0.4$Linux_X86_64 LibreOffice_project/20$Build-4</meta:generator>
    <meta:document-statistic meta:object-count="35"/>
  </office:meta>
</office:document-meta>
</file>